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Bias in Longitudinal Cohort Studies</text:title></text:p>
      <text:p text:style-name="OrgTitle"/>
      <text:p text:style-name="OrgSubtitle"><text:initial-creator>Denis Haine, Ian Dohoo, Simon Dufour</text:initial-creator></text:p>
      <text:p text:style-name="OrgSubtitle"/>
      <text:h text:style-name="Heading_20_1" text:outline-level="1" text:is-list-header="false">
<text:bookmark-start text:name="OrgXref.org022bde8"/>
<text:bookmark text:name="org022bde8"/>Motivation
<text:bookmark-end text:name="OrgXref.org022bde8"/></text:h>
      <text:p text:style-name="Text_20_body">Write a paper for <text:span text:style-name="Emphasis">Frontiers in Veterinary Sciences</text:span> Special Issue: Quantifying
and Addressing Bias Associated with Imperfect Observation Processes in
Epidemiological Studies.
</text:p>
      <text:h text:style-name="Heading_20_1" text:outline-level="1" text:is-list-header="false">
<text:bookmark-start text:name="OrgXref.org76bb64e"/>
<text:bookmark text:name="org76bb64e"/>Proposal
<text:bookmark-end text:name="OrgXref.org76bb64e"/></text:h>
      <text:list text:style-name="OrgBulletedList" text:continue-numbering="false">
        <text:list-item>
          <text:p text:style-name="Text_20_body">Stable population over the follow-up of time <text:span text:style-name="Emphasis">t</text:span>, no elimination of disease;
</text:p>
        </text:list-item>
        <text:list-item>
          <text:p text:style-name="Text_20_body">No clustering (single-level model);
</text:p>
        </text:list-item>
        <text:list-item>
          <text:p text:style-name="Text_20_body">Compute disease incidence;
</text:p>
        </text:list-item>
        <text:list-item>
          <text:p text:style-name="Text_20_body">For the following test characteristics:
</text:p>
          <text:list text:style-name="OrgBulletedList" text:continue-numbering="true">
            <text:list-item>
              <text:p text:style-name="Text_20_body">Se from 0.6 to 1.0, increasing by 0.05,
</text:p>
            </text:list-item>
            <text:list-item>
              <text:p text:style-name="Text_20_body">Sp from 0.6 to 1.0, increasing by 0.05;
</text:p>
            </text:list-item>
          </text:list>
        </text:list-item>
        <text:list-item>
          <text:p text:style-name="Text_20_body">For the following disease characteristics:
</text:p>
          <text:list text:style-name="OrgBulletedList" text:continue-numbering="true">
            <text:list-item>
              <text:p text:style-name="Text_20_body">prevalence of 5, 15, 25, and 50%,
</text:p>
            </text:list-item>
            <text:list-item>
              <text:p text:style-name="Text_20_body">incidence of 0.01, 0.05 and 0.1/animal-time <text:span text:style-name="Emphasis">t</text:span>,
</text:p>
            </text:list-item>
            <text:list-item>
              <text:p text:style-name="Text_20_body">i.e. 12 different contexts according to prevalence and incidence of disease;
</text:p>
            </text:list-item>
          </text:list>
        </text:list-item>
        <text:list-item>
          <text:p text:style-name="Text_20_body">For each of these 12 contexts, simulate 1,000 cohort studies, of 1,000
observations each;
</text:p>
        </text:list-item>
        <text:list-item>
          <text:p text:style-name="Text_20_body">The same test is used to identify observations at risk at beginning of the
cohort, and to identify cases at the end of the cohort (although we could test
the effect of using different tests at beginning and end of the cohort
according to computation and time constraints).
</text:p>
        </text:list-item>
      </text:list>
      <text:p text:style-name="Text_20_body">For each cohort, the true disease status is known at beginning (<text:span text:style-name="Emphasis">S<text:span text:style-name="OrgSubscript">1</text:span></text:span>) and end
(<text:span text:style-name="Emphasis">S<text:span text:style-name="OrgSubscript">2</text:span></text:span>) of the follow-up.
True <text:span text:style-name="Emphasis">S<text:span text:style-name="OrgSubscript">1</text:span></text:span> status is used to identify observations at risk at beginning of the
cohort; true <text:span text:style-name="Emphasis">S<text:span text:style-name="OrgSubscript">2</text:span></text:span> is used to identify the true outcome.
On each dataset, new <text:span text:style-name="Emphasis">S<text:span text:style-name="OrgSubscript">1</text:span>'</text:span> and <text:span text:style-name="Emphasis">S<text:span text:style-name="OrgSubscript">2</text:span>'</text:span> are generated by applying the
misclassification resulting from the test characteristics to the <text:span text:style-name="Emphasis">S<text:span text:style-name="OrgSubscript">1</text:span></text:span> and <text:span text:style-name="Emphasis">S<text:span text:style-name="OrgSubscript">2</text:span></text:span>
samples.
Incidence is computed by using <text:span text:style-name="Emphasis">S<text:span text:style-name="OrgSubscript">1</text:span>'</text:span> and <text:span text:style-name="Emphasis">S<text:span text:style-name="OrgSubscript">2</text:span></text:span> (selection bias), <text:span text:style-name="Emphasis">S<text:span text:style-name="OrgSubscript">1</text:span></text:span> and
<text:span text:style-name="Emphasis">S<text:span text:style-name="OrgSubscript">2</text:span>'</text:span> (misclassification bias), and <text:span text:style-name="Emphasis">S<text:span text:style-name="OrgSubscript">1</text:span>'</text:span> and <text:span text:style-name="Emphasis">S<text:span text:style-name="OrgSubscript">2</text:span>'</text:span> (total bias).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Denis Haine, Ian Dohoo, Simon Dufour</dc:creator>
    <meta:initial-creator>Denis Haine, Ian Dohoo, Simon Dufour</meta:initial-creator>
    <dc:date>2017-07-28T15:52:51</dc:date>
    <meta:creation-date>2017-07-28T15:52:51</meta:creation-date>
    <meta:generator>Emacs 25.1.1 (Org mode 9.0.9)</meta:generator>
    <meta:keyword/>
    <dc:subject/>
    <dc:title>Bias in Longitudinal Cohort Studies</dc:title>
  </office:meta>
</office:document-meta>
</file>